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NewRomanPSMT-Identity-H" svg:font-family="TimesNewRomanPSMT-Identity-H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paragraph-rsid="001b9689"/>
    </style:style>
    <style:style style:name="P2" style:family="paragraph" style:parent-style-name="Standard">
      <style:text-properties style:font-name="Arial" fo:font-size="12pt" officeooo:rsid="00205e23" officeooo:paragraph-rsid="00205e23" style:font-size-asian="10.5pt" style:font-size-complex="12pt"/>
    </style:style>
    <style:style style:name="P3" style:family="paragraph" style:parent-style-name="Standard">
      <style:text-properties style:font-name="TimesNewRomanPSMT-Identity-H" fo:font-size="9pt" officeooo:paragraph-rsid="001b9689" style:font-size-asian="9pt"/>
    </style:style>
    <style:style style:name="P4" style:family="paragraph" style:parent-style-name="Standard">
      <style:text-properties officeooo:paragraph-rsid="0023aae6"/>
    </style:style>
    <style:style style:name="P5" style:family="paragraph" style:parent-style-name="Standard" style:master-page-name="">
      <loext:graphic-properties draw:fill="none"/>
      <style:paragraph-properties fo:margin-left="0.9cm" fo:margin-right="0cm" fo:text-indent="-0.9cm" style:auto-text-indent="false" style:page-number="auto" fo:background-color="transparent">
        <style:tab-stops>
          <style:tab-stop style:position="1.196cm"/>
        </style:tab-stops>
      </style:paragraph-properties>
      <style:text-properties style:font-name="Arial" officeooo:paragraph-rsid="001df5cf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officeooo:paragraph-rsid="001df5cf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officeooo:rsid="0017d8b7" officeooo:paragraph-rsid="001df5cf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style:font-name="Arial" officeooo:rsid="00205e23" officeooo:paragraph-rsid="00205e23"/>
    </style:style>
    <style:style style:name="P9" style:family="paragraph" style:parent-style-name="Standard">
      <loext:graphic-properties draw:fill="none"/>
      <style:paragraph-properties fo:margin-left="0.9cm" fo:margin-right="0cm" fo:text-indent="-0.9cm" style:auto-text-indent="false" fo:background-color="transparent">
        <style:tab-stops>
          <style:tab-stop style:position="1.196cm"/>
        </style:tab-stops>
      </style:paragraph-properties>
      <style:text-properties style:font-name="Arial" officeooo:rsid="00205e23" officeooo:paragraph-rsid="00205e23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196cm"/>
        </style:tab-stops>
      </style:paragraph-properties>
      <style:text-properties style:font-name="Arial" officeooo:rsid="00205e23" officeooo:paragraph-rsid="00205e23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>
        <style:tab-stops>
          <style:tab-stop style:position="1.196cm"/>
        </style:tab-stops>
      </style:paragraph-properties>
      <style:text-properties style:font-name="Arial" officeooo:rsid="00205e23" officeooo:paragraph-rsid="00205e23"/>
    </style:style>
    <style:style style:name="T1" style:family="text">
      <style:text-properties style:font-name="TimesNewRomanPSMT-Identity-H" fo:font-size="9pt" style:font-size-asian="9pt"/>
    </style:style>
    <style:style style:name="T2" style:family="text">
      <style:text-properties style:font-name="Arial"/>
    </style:style>
    <style:style style:name="T3" style:family="text">
      <style:text-properties style:font-name="Arial" officeooo:rsid="001b9689"/>
    </style:style>
    <style:style style:name="T4" style:family="text">
      <style:text-properties style:font-name="Arial" officeooo:rsid="0017d8b7"/>
    </style:style>
    <style:style style:name="T5" style:family="text">
      <style:text-properties style:font-name="Arial" officeooo:rsid="0018667d"/>
    </style:style>
    <style:style style:name="T6" style:family="text">
      <style:text-properties style:font-name="Arial" officeooo:rsid="0023aae6"/>
    </style:style>
    <style:style style:name="T7" style:family="text">
      <style:text-properties style:font-name="Arial" officeooo:rsid="00257e4c"/>
    </style:style>
    <style:style style:name="T8" style:family="text">
      <style:text-properties style:font-name="Arial" officeooo:rsid="00271ef9"/>
    </style:style>
    <style:style style:name="T9" style:family="text">
      <style:text-properties fo:font-style="italic"/>
    </style:style>
    <style:style style:name="T10" style:family="text">
      <style:text-properties officeooo:rsid="001ef1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6">Bei der Arbeit handelt es sich um ein</text:span><text:span text:style-name="T8">en Beitrag aus dem Tahungsband</text:span><text:span text:style-name="T6"> aus </text:span><text:span text:style-name="T8">dem</text:span><text:span text:style-name="T6"> 14. DeLFI (Die e-Learning Fachtagung Informatik) </text:span><text:span text:style-name="T8">Konferenz,</text:span><text:span text:style-name="T6"> <text:s/>der Fachgruppe </text:span><text:span text:style-name="T7">Bildungstechnologien</text:span><text:span text:style-name="T6"> der </text:span><text:span text:style-name="T7">Gesellschaft</text:span><text:span text:style-name="T6"> für Informatik e.V. aus dem Jahr 2016.</text:span></text:p>
      <text:p text:style-name="P4"><text:span text:style-name="T2">Es sind insgesamt </text:span><text:span text:style-name="T3">dreizehn</text:span><text:span text:style-name="T2"> Literatur Einträge vorhanden. Bei allen, vor allem bei Büchern bzw. Dissertationen </text:span><text:span text:style-name="T4">sind keine Seitenzahlen vorhanden</text:span><text:span text:style-name="T2">. Als Beispiel Dazu sei [Ha12], [CVR13] </text:span><text:span text:style-name="T5">oder [Me16]</text:span><text:span text:style-name="T2"> </text:span><text:span text:style-name="T4">gennant. </text:span><text:span text:style-name="T1">Die Roboter kommen - Folgen der Automatisierung für den</text:span></text:p>
      <text:p text:style-name="P3">deutschen Arbeitsmarkt.</text:p>
      <text:p text:style-name="P2"><text:bookmark text:name="MendeleyTempCursorBookmark1"/><text:bookmark text:name="MendeleyTempCursorBookmark"/>Bei der Zitierung sind größtenteils keine Seitenzahlen vorhanden, aus denen die Zitate entnommen wurden. Dies erschwert die Kontrolle der Zitate</text:p>
      <text:p text:style-name="P1"/>
      <text:p text:style-name="P1"/>
      <text:p text:style-name="P1"/>
      <text:p text:style-name="P5"/>
      <text:p text:style-name="P6"/>
      <text:p text:style-name="P6"/>
      <text:p text:style-name="P6"/>
      <text:p text:style-name="P7">Marie Czerlinski, Juliana Kessen</text:p>
      <text:p text:style-name="P7"/>
      <text:p text:style-name="P7"/>
      <text:p text:style-name="P8">Literaturverzeichnis</text:p>
      <text:p text:style-name="P9">[1] <text:tab/>R<text:span text:style-name="T10">oman</text:span> Senderek and K<text:span text:style-name="T10">atharina</text:span> Heeg, “Der Einsatz digitaler Lern- und Assistenzsysteme im industriellen Wandel – Softwarelösungen erfolgreich implementieren,” <text:span text:style-name="T9">14. DeLFI Work. 2016</text:span>, vol. 1669, no. DeLFI, pp. 223–229, 2016.</text:p>
      <text:p text:style-name="P10"/>
      <text:p text:style-name="P10"/>
      <text:p text:style-name="P10">[1] R. Senderek and K. Heeg, “Der Einsatz digitaler Lern- und Assistenzsysteme im industriellen Wandel – Softwarelösungen erfolgreich implementieren,” <text:span text:style-name="T9">14. DeLFI Work. 2016</text:span>, vol. 1669, no. DeLFI, pp. 223–229, 2016.</text:p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NewRomanPSMT-Identity-H" svg:font-family="TimesNewRomanPSMT-Identity-H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9:14:42.833000000</meta:creation-date>
    <dc:date>2019-04-22T16:13:14.261000000</dc:date>
    <meta:editing-duration>PT55M20S</meta:editing-duration>
    <meta:editing-cycles>10</meta:editing-cycles>
    <meta:generator>LibreOffice/5.4.6.2$Windows_X86_64 LibreOffice_project/4014ce260a04f1026ba855d3b8d91541c224eab8</meta:generator>
    <meta:document-statistic meta:table-count="0" meta:image-count="0" meta:object-count="0" meta:page-count="3" meta:paragraph-count="8" meta:word-count="157" meta:character-count="1143" meta:non-whitespace-character-count="992"/>
    <meta:user-defined meta:name="Mendeley Document_1">True</meta:user-defined>
    <meta:user-defined meta:name="Mendeley Unique User Id_1">0c058ae3-ab13-3abc-9d66-02abd146469d</meta:user-defined>
  </office:meta>
</office:document-meta>
</file>